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A temporary file that will be deleted. A contract. Between me, and you. It is not meant to be seen by anyone else. Therefore. Be as personal as you want. There's no need to hide anything. And even if there were. </text:p>
      <text:p text:style-name="Normal">He who signs this contract hereby pledges to abide by its principles, no matter the circumstances. </text:p>
      <text:p text:style-name="Normal">That's stupid. Nothing is unconditional. Ah, we're falling into that hole again. Then, for a short duration? That makes it meaningless. Then what? Then what about simply writing down some goals. Then, this file won't have to be deleted. Goals that we have. Objectives. A list of objectives. Some long-term, others, not. </text:p>
      <text:p text:style-name="Normal"><text:tab/>- I want to love you. No particular reason why. I just think we'll be happy, or at least happier more often, if you loved me. </text:p>
      <text:p text:style-name="Normal"><text:tab/>- I want to be disciplined. This one is very hard to measure. But basically, I want to consistently not give in to impulses. But, like, very consistently. Ninety percent of the <text:tab/><text:tab/><text:tab/>time at least kind of consistently. </text:p>
      <text:p text:style-name="Normal"><text:tab/>- I want to have more willpower. I want it to blaze when discipline fails, or when it needs help, or maybe just to have fun. </text:p>
      <text:p text:style-name="Normal"><text:tab/>- I want to be kind. This is very difficult. Because. I don't know what it means to be kind. Sure, there's that kindness that everyone knows about and whatnot. But that's <text:tab/><text:tab/><text:tab/>not what I mean. I mean, the kind of kindness that makes your heart warm. How do I do that? I do not know. I want to know. And once I know, I want to be kind.</text:p>
      <text:p text:style-name="Normal"><text:tab/>- Give up on self-preservation. Not completely, but mostly. I want to not mind dying. Not mind being alone in the entire world. Sure, it'd be lonely and painful, but I want <text:tab/><text:tab/><text:tab/>to be able to take it. So this leads to,</text:p>
      <text:p text:style-name="Normal"><text:tab/>- I want to be strong. How vague. Maybe it just is a combination of the above. Who knows. But I want to be strong.</text:p>
      <text:p text:style-name="Normal">Of course, there's writing, but that's... something else? For some reason, it doesn't belong here. Maybe because it's not strictly about me. About what I want to be. So, we have these goals. Oh, and more.</text:p>
      <text:p text:style-name="Normal"><text:tab/>- I want to be free. Someday. With blue wings of fire. This might be the first time I speak of those. Well, they've been on my mind for a long time. I want to be free. Maybe <text:tab/><text:tab/><text:tab/>freedom is just also a combination of the above. Who knows.</text:p>
      <text:p text:style-name="Normal">I think that's enough. So, we have a list. And so what? Don't know. Let's, try to, make our wishes true. The most immediate ones will be discipline and willpower. Then maybe kindness, the rest are far away. It's going to be a long walk. So, how do we becomes disciplined?</text:p>
      <text:p text:style-name="Normal">I do not know. No, you do know. Learn to say no to yourself. It's done step by step, action by action, apparently. Decision by decision. So, good luck. This is just a wishlist, a bucketlist. If you ever lose sight of your goals, hello.</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